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Kopfzeile">
      <style:paragraph-properties fo:text-align="center" style:justify-single-word="false"/>
    </style:style>
    <style:style style:name="P2" style:family="paragraph" style:parent-style-name="Fußzeile">
      <style:paragraph-properties fo:text-align="end" style:justify-single-word="false"/>
    </style:style>
    <style:style style:name="P3" style:family="paragraph" style:parent-style-name="Standard">
      <style:paragraph-properties fo:margin-left="1.501cm" fo:margin-right="0cm" fo:text-indent="-1.501cm" style:auto-text-indent="false">
        <style:tab-stops/>
      </style:paragraph-properties>
    </style:style>
    <style:style style:name="P4" style:family="paragraph" style:parent-style-name="Standard">
      <style:paragraph-properties fo:margin-left="1.752cm" fo:margin-right="0cm" fo:text-indent="-1.752cm" style:auto-text-indent="false">
        <style:tab-stops/>
      </style:paragraph-properties>
    </style:style>
    <style:style style:name="P5" style:family="paragraph" style:parent-style-name="Standard" style:master-page-name="MP0">
      <style:paragraph-properties fo:margin-left="3.251cm" fo:margin-right="0cm" fo:text-indent="-3.251cm" style:auto-text-indent="false" style:page-number="auto" fo:break-before="page">
        <style:tab-stops/>
      </style:paragraph-properties>
    </style:style>
    <style:style style:name="P6" style:family="paragraph" style:parent-style-name="Listenabsatz" style:list-style-name="L1">
      <style:paragraph-properties fo:margin-left="2.251cm" fo:margin-right="0cm" fo:text-indent="-0.499cm" style:auto-text-indent="false">
        <style:tab-stops/>
      </style:paragraph-properties>
    </style:style>
    <style:style style:name="P7" style:family="paragraph">
      <style:paragraph-properties style:writing-mode="lr-tb" style:font-independent-line-spacing="false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>
        <style:tab-stops>
          <style:tab-stop style:position="1.501cm"/>
        </style:tab-stops>
      </style:paragraph-properties>
    </style:style>
    <style:style style:name="P10" style:family="paragraph">
      <style:paragraph-properties style:writing-mode="lr-tb" style:font-independent-line-spacing="tru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language-asian="de" style:country-asian="DE"/>
    </style:style>
    <text:list-style style:name="L1">
      <text:list-level-style-bullet text:level="1" text:style-name="WW_5f_CharLFO1LVL1" text:bullet-char="">
        <style:list-level-properties text:space-before="2.136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3.406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4.676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7.216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1.026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miter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background"/>
    </style:style>
    <style:style style:name="gr3" style:family="graphic">
      <style:graphic-properties draw:stroke="solid" svg:stroke-width="0.026cm" svg:stroke-color="#000000" draw:marker-end="a4" svg:stroke-opacity="100%" draw:fill="none" fo:padding-top="-0.02cm" fo:padding-bottom="-0.02cm" fo:padding-left="-0.02cm" fo:padding-right="-0.02cm" style:run-through="background"/>
    </style:style>
    <style:style style:name="gr4" style:family="graphic">
      <style:graphic-properties draw:stroke="solid" svg:stroke-width="0.026cm" svg:stroke-color="#000000" draw:marker-end="a6" svg:stroke-opacity="100%" draw:fill="none" fo:padding-top="-0.02cm" fo:padding-bottom="-0.02cm" fo:padding-left="-0.02cm" fo:padding-right="-0.02cm" style:run-through="background"/>
    </style:style>
    <style:style style:name="gr5" style:family="graphic">
      <style:graphic-properties draw:stroke="solid" svg:stroke-width="0.026cm" svg:stroke-color="#000000" draw:marker-end="a8" svg:stroke-opacity="100%" draw:fill="none" fo:padding-top="-0.02cm" fo:padding-bottom="-0.02cm" fo:padding-left="-0.02cm" fo:padding-right="-0.02cm" style:run-through="background"/>
    </style:style>
    <style:style style:name="gr6" style:family="graphic">
      <style:graphic-properties draw:stroke="solid" svg:stroke-width="0.026cm" svg:stroke-color="#000000" draw:marker-end="a10" svg:stroke-opacity="100%" draw:fill="none" fo:padding-top="-0.02cm" fo:padding-bottom="-0.02cm" fo:padding-left="-0.02cm" fo:padding-right="-0.02cm" style:run-through="background"/>
    </style:style>
    <style:style style:name="gr7" style:family="graphic">
      <style:graphic-properties draw:stroke="solid" svg:stroke-width="0.026cm" svg:stroke-color="#000000" draw:marker-end="a12" svg:stroke-opacity="100%" draw:fill="none" fo:padding-top="-0.02cm" fo:padding-bottom="-0.02cm" fo:padding-left="-0.02cm" fo:padding-right="-0.02cm" style:run-through="background"/>
    </style:style>
    <style:style style:name="gr8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Absatz-Standardschriftart"><text:span text:style-name="T2">Arbeitsauftrag</text:span></text:span>:<text:tab/>Überlege dir, wie getestet werden könnte, ob und wie das Smart Grid funktioniert.</text:p>
      <text:p text:style-name="P3"/>
      <text:p text:style-name="P4"><text:span text:style-name="Absatz-Standardschriftart"><text:span text:style-name="T2">Modell</text:span></text:span>:<text:tab/>Beschreibung der Realität unter Beachtung eines bestimmten Aspektes oder Gesichtspunktes. Es wir auf ein spezielles Problem reduziert (Vereinfachung).</text:p>
      <text:p text:style-name="P4"><text:tab/>Es gibt verschiedene Arten von Modellen.</text:p>
      <text:list xml:id="list671825708748801970" text:style-name="L1">
        <text:list-item>
          <text:p text:style-name="P6">Realmodelle (z. B. Lego),</text:p>
        </text:list-item>
        <text:list-item>
          <text:p text:style-name="P6">Theoretische Modelle (z. B. in der Mathematik, Physik. <text:span text:style-name="Absatz-Standardschriftart"><text:span text:style-name="T3"></text:span></text:span> Wettervorhersage. Informatik ist inzwischen wichtiges Hilfsmittel, bietet eigene Modelle)</text:p>
        </text:list-item>
      </text:list>
      <text:p text:style-name="P3"/>
      <text:p text:style-name="P3"><draw:g text:anchor-type="paragraph" draw:z-index="0" draw:name="Gruppieren 14" draw:style-name="gr1"><draw:frame draw:name="Textfeld 2" draw:style-name="gr2" draw:text-style-name="P7" svg:width="2.737cm" svg:height="0.872cm" svg:x="2.699cm" svg:y="1.817cm"><draw:text-box><text:p>Realmodell</text:p></draw:text-box></draw:frame><draw:frame draw:name="Textfeld 2" draw:style-name="gr2" draw:text-style-name="P7" svg:width="3.611cm" svg:height="1.451cm" svg:x="-0.898cm" svg:y="3.962cm"><draw:text-box><text:p text:style-name="P8">Realität</text:p><text:p text:style-name="P8">Reale Situation</text:p></draw:text-box></draw:frame><draw:frame draw:name="Textfeld 2" draw:style-name="gr2" draw:text-style-name="P7" svg:width="2.999cm" svg:height="1.417cm" svg:x="2.484cm" svg:y="6.88cm"><draw:text-box><text:p text:style-name="P8">Interpretierte</text:p><text:p text:style-name="P8">Lösung</text:p></draw:text-box></draw:frame><draw:frame draw:name="Textfeld 2" draw:style-name="gr2" draw:text-style-name="P7" svg:width="6.531cm" svg:height="6.547cm" svg:x="10.449cm" svg:y="1.9cm"><draw:text-box><text:p text:style-name="P8">Informatisches Modell </text:p><text:p text:style-name="P8">(z.B. Schaubild)</text:p><text:p text:style-name="P9"/><text:p text:style-name="P9"><text:tab/>Bearbeiten</text:p><text:p text:style-name="P9"><text:tab/>Programme schreiben</text:p><text:p text:style-name="P9"/><text:p text:style-name="P9"/><text:p text:style-name="P9"/><text:p text:style-name="P8"/><text:p text:style-name="P8">Lösung des Modells in der Informatik (z.B. Simulation)</text:p><text:p text:style-name="P8"/></draw:text-box></draw:frame><draw:connector draw:name="Gerade Verbindung mit Pfeil 4" draw:style-name="gr3" draw:type="line" svg:x1="5.47cm" svg:y1="2.28cm" svg:x2="10.449cm" svg:y2="2.264cm" svg:d="m5470 2280 4979-16" svg:viewBox="0 0 4981 18"><text:p/></draw:connector><draw:connector draw:name="Gerade Verbindung mit Pfeil 5" draw:style-name="gr4" draw:type="line" svg:x1="0.999cm" svg:y1="3.963cm" svg:x2="2.7cm" svg:y2="2.345cm" svg:d="m999 3963 1701-1618" svg:viewBox="0 0 1702 1619"><text:p/></draw:connector><draw:connector draw:name="Gerade Verbindung mit Pfeil 6" draw:style-name="gr5" draw:type="line" svg:x1="2.468cm" svg:y1="7.524cm" svg:x2="0.72cm" svg:y2="5.363cm" svg:d="m2468 7524-1748-2161" svg:viewBox="0 0 1750 2163"><text:p/></draw:connector><draw:connector draw:name="Gerade Verbindung mit Pfeil 7" draw:style-name="gr6" draw:type="line" svg:x1="10.45cm" svg:y1="7.573cm" svg:x2="5.518cm" svg:y2="7.589cm" svg:d="m10450 7573-4932 16" svg:viewBox="0 0 4934 18"><text:p/></draw:connector><draw:connector draw:name="Gerade Verbindung mit Pfeil 8" draw:style-name="gr7" draw:type="line" svg:x1="12cm" svg:y1="3.22cm" svg:x2="12.047cm" svg:y2="7.044cm" svg:d="m12000 3220 47 3824" svg:viewBox="0 0 49 3826"><text:p/></draw:connector><draw:frame draw:name="Textfeld 9" draw:style-name="gr8" draw:text-style-name="P10" svg:width="4.388cm" svg:height="2.027cm" svg:x="5.915cm" svg:y="0.482cm"><draw:text-box><text:p text:style-name="P8">Beschreibung des </text:p><text:p text:style-name="P8">Problems in der Informatik</text:p><text:p/></draw:text-box></draw:frame><draw:frame draw:name="Textfeld 10" draw:style-name="gr8" draw:text-style-name="P10" svg:width="4.388cm" svg:height="2.458cm" svg:x="5.897cm" svg:y="6.336cm"><draw:text-box><text:p text:style-name="P8">Anwendung auf Realität / interpretieren der Ergebnisse</text:p><text:p/></draw:text-box></draw:frame><draw:frame draw:name="Textfeld 11" draw:style-name="gr8" draw:text-style-name="P10" svg:width="2.871cm" svg:height="1.549cm" svg:x="1.477cm" svg:y="5.43cm"><draw:text-box><text:p text:style-name="P8">Validieren = Überprüfen</text:p><text:p/></draw:text-box></draw:frame><draw:frame draw:name="Textfeld 12" draw:style-name="gr8" draw:text-style-name="P10" svg:width="3.019cm" svg:height="0.907cm" svg:x="-0.947cm" svg:y="2.56cm"><draw:text-box><text:p text:style-name="P8">vereinfachen</text:p><text:p/></draw:text-box></draw:frame></draw:g><text:span text:style-name="Absatz-Standardschriftart"><text:span text:style-name="T4"/>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draw:marker draw:name="a10" svg:viewBox="0 0 20 30" svg:d="m10 0-10 30h20z"/>
    <draw:marker draw:name="a12" svg:viewBox="0 0 20 30" svg:d="m10 0-10 30h20z"/>
    <draw:marker draw:name="a4" svg:viewBox="0 0 20 30" svg:d="m10 0-10 30h20z"/>
    <draw:marker draw:name="a6" svg:viewBox="0 0 20 30" svg:d="m10 0-10 30h20z"/>
    <draw:marker draw:name="a8" svg:viewBox="0 0 20 30" svg:d="m10 0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2pt" fo:letter-spacing="normal" fo:language="de" fo:country="DE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249cm" fo:margin-left="0cm" table:align="left"/>
    </style:style>
    <style:style style:name="Tabelle1.A" style:family="table-column">
      <style:table-column-properties style:column-width="3.441cm"/>
    </style:style>
    <style:style style:name="Tabelle1.B" style:family="table-column">
      <style:table-column-properties style:column-width="8.001cm"/>
    </style:style>
    <style:style style:name="Tabelle1.C" style:family="table-column">
      <style:table-column-properties style:column-width="4.807cm"/>
    </style:style>
    <style:style style:name="Tabel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Header"><text:span text:style-name="Absatz-Standardschriftart"><text:span text:style-name="MT1">Informatik</text:span></text:span></text:p>
            </table:table-cell>
            <table:table-cell table:style-name="Tabelle1.A1" office:value-type="string">
              <text:p text:style-name="MP1"><text:span text:style-name="Absatz-Standardschriftart"><text:span text:style-name="MT1">Modellierungskreislauf</text:span></text:span></text:p>
            </table:table-cell>
            <table:table-cell table:style-name="Tabelle1.A1" office:value-type="string">
              <text:p text:style-name="Header"><text:span text:style-name="Absatz-Standardschriftart"><text:span text:style-name="MT1">Datum:</text:span></text:span></text:p>
            </table:table-cell>
          </table:table-row>
        </table:table>
        <text:p text:style-name="Header"/>
      </style:header>
      <style:footer>
        <text:p text:style-name="MP2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initial-creator>Marc</meta:initial-creator>
    <meta:creation-date>2014-04-27T19:18:00Z</meta:creation-date>
    <dc:date>2014-04-27T21:19:21.52</dc:date>
    <meta:print-date>2014-04-26T02:30:00Z</meta:print-date>
    <meta:editing-cycles>3</meta:editing-cycles>
    <meta:editing-duration>P0D</meta:editing-duration>
    <meta:document-statistic meta:table-count="1" meta:image-count="0" meta:object-count="0" meta:page-count="1" meta:paragraph-count="9" meta:word-count="67" meta:character-count="508" meta:non-whitespace-character-count="451"/>
    <meta:template xlink:type="simple" xlink:actuate="onRequest" xlink:title="" xlink:href="Normal.dotm"/>
  </office:meta>
</office:document-meta>
</file>